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60f28"/>
    </style:style>
    <style:style style:name="P2" style:family="paragraph" style:parent-style-name="Standard" style:list-style-name="L1">
      <style:text-properties officeooo:rsid="00063997" officeooo:paragraph-rsid="00063997"/>
    </style:style>
    <style:style style:name="P3" style:family="paragraph" style:parent-style-name="Standard" style:list-style-name="L1">
      <style:text-properties officeooo:rsid="000a73f0" officeooo:paragraph-rsid="000a73f0"/>
    </style:style>
    <style:style style:name="P4" style:family="paragraph" style:parent-style-name="Standard" style:list-style-name="L1">
      <style:text-properties officeooo:rsid="000a73f0" officeooo:paragraph-rsid="0011fa1e"/>
    </style:style>
    <style:style style:name="P5" style:family="paragraph" style:parent-style-name="Standard" style:list-style-name="L1">
      <style:text-properties officeooo:rsid="0008c131" officeooo:paragraph-rsid="000a73f0"/>
    </style:style>
    <style:style style:name="P6" style:family="paragraph" style:parent-style-name="Standard" style:list-style-name="L1">
      <style:text-properties officeooo:rsid="0008c131" officeooo:paragraph-rsid="0011fa1e"/>
    </style:style>
    <style:style style:name="P7" style:family="paragraph" style:parent-style-name="Standard" style:list-style-name="L1">
      <style:text-properties officeooo:rsid="000c067a" officeooo:paragraph-rsid="000c067a"/>
    </style:style>
    <style:style style:name="P8" style:family="paragraph" style:parent-style-name="Standard" style:list-style-name="L1">
      <style:text-properties officeooo:rsid="000b7b48" officeooo:paragraph-rsid="000d8dda"/>
    </style:style>
    <style:style style:name="P9" style:family="paragraph" style:parent-style-name="Standard" style:list-style-name="L1">
      <style:text-properties officeooo:rsid="000b7b48" officeooo:paragraph-rsid="000d6795"/>
    </style:style>
    <style:style style:name="P10" style:family="paragraph" style:parent-style-name="Standard" style:list-style-name="L1">
      <style:text-properties officeooo:rsid="000b7b48" officeooo:paragraph-rsid="000dd7b6"/>
    </style:style>
    <style:style style:name="P11" style:family="paragraph" style:parent-style-name="Standard" style:list-style-name="L1">
      <style:text-properties officeooo:rsid="000b7b48" officeooo:paragraph-rsid="0011fa1e"/>
    </style:style>
    <style:style style:name="P12" style:family="paragraph" style:parent-style-name="Standard" style:list-style-name="L1">
      <style:text-properties officeooo:rsid="001188e6" officeooo:paragraph-rsid="001188e6"/>
    </style:style>
    <style:style style:name="P13" style:family="paragraph" style:parent-style-name="Standard" style:list-style-name="L1">
      <style:text-properties officeooo:rsid="000d6795" officeooo:paragraph-rsid="000d8dda"/>
    </style:style>
    <style:style style:name="P14" style:family="paragraph" style:parent-style-name="Standard" style:list-style-name="L1">
      <style:text-properties officeooo:rsid="000d8dda" officeooo:paragraph-rsid="000d8dda"/>
    </style:style>
    <style:style style:name="P15" style:family="paragraph" style:parent-style-name="Standard" style:list-style-name="L1">
      <style:text-properties officeooo:rsid="000f2ce6" officeooo:paragraph-rsid="000f2ce6"/>
    </style:style>
    <style:style style:name="P16" style:family="paragraph" style:parent-style-name="Standard" style:list-style-name="L1">
      <style:text-properties officeooo:rsid="00104a07" officeooo:paragraph-rsid="0012e93c"/>
    </style:style>
    <style:style style:name="P17" style:family="paragraph" style:parent-style-name="Standard" style:list-style-name="L1">
      <style:text-properties officeooo:rsid="00104a07" officeooo:paragraph-rsid="0016e267"/>
    </style:style>
    <style:style style:name="P18" style:family="paragraph" style:parent-style-name="Standard" style:list-style-name="L1">
      <style:text-properties officeooo:rsid="0012e93c" officeooo:paragraph-rsid="0012e93c"/>
    </style:style>
    <style:style style:name="P19" style:family="paragraph" style:parent-style-name="Standard" style:list-style-name="L1">
      <style:text-properties officeooo:rsid="00149536" officeooo:paragraph-rsid="00149536"/>
    </style:style>
    <style:style style:name="T1" style:family="text">
      <style:text-properties officeooo:rsid="00060f28"/>
    </style:style>
    <style:style style:name="T2" style:family="text">
      <style:text-properties officeooo:rsid="000a73f0"/>
    </style:style>
    <style:style style:name="T3" style:family="text">
      <style:text-properties officeooo:rsid="000d6795"/>
    </style:style>
    <style:style style:name="T4" style:family="text">
      <style:text-properties officeooo:rsid="000d8dda"/>
    </style:style>
    <style:style style:name="T5" style:family="text">
      <style:text-properties officeooo:rsid="000dd7b6"/>
    </style:style>
    <style:style style:name="T6" style:family="text">
      <style:text-properties officeooo:rsid="000f2ce6"/>
    </style:style>
    <style:style style:name="T7" style:family="text">
      <style:text-properties officeooo:rsid="0012e93c"/>
    </style:style>
    <style:style style:name="T8" style:family="text">
      <style:text-properties officeooo:rsid="0016e2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78546117705513700" text:style-name="L1">
        <text:list-item>
          <text:p text:style-name="P2">install</text:p>
          <text:list>
            <text:list-item>
              <text:p text:style-name="P1"><text:a xlink:type="simple" xlink:href="http://eclipse.org/egit/download/"><text:span text:style-name="T1">http://eclipse.org/egit/download/</text:span></text:a></text:p>
            </text:list-item>
            <text:list-item>
              <text:p text:style-name="P2">Eclipse -&gt; Help -&gt; marketplace</text:p>
            </text:list-item>
          </text:list>
        </text:list-item>
        <text:list-item>
          <text:p text:style-name="P1"><text:a xlink:type="simple" xlink:href="http://wiki.eclipse.org/EGit/User_Guide#GitHub_Tutorial"><text:span text:style-name="T1">http://wiki.eclipse.org/EGit/User_Guide#GitHub_Tutorial</text:span></text:a></text:p>
        </text:list-item>
        <text:list-item>
          <text:p text:style-name="P3">Github</text:p>
          <text:list>
            <text:list-item>
              <text:p text:style-name="P3">Create a new repo</text:p>
              <text:list>
                <text:list-item>
                  <text:p text:style-name="P5"><text:a xlink:type="simple" xlink:href="https://github.com/qetuop?tab=repositories"><text:span text:style-name="T2">https://github.com/qetuop?tab=repositories</text:span></text:a></text:p>
                </text:list-item>
                <text:list-item>
                  <text:p text:style-name="P5"><text:span text:style-name="T2">get the url </text:span><text:a xlink:type="simple" xlink:href="https://github.com/qetuop/TestRepo.git"><text:span text:style-name="T2">https://github.com/qetuop/TestRepo.git</text:span></text:a></text:p>
                </text:list-item>
              </text:list>
            </text:list-item>
          </text:list>
        </text:list-item>
        <text:list-item>
          <text:p text:style-name="P5">Netbeans</text:p>
          <text:list>
            <text:list-item>
              <text:p text:style-name="P5"><text:a xlink:type="simple" xlink:href="https://netbeans.org/kb/docs/ide/git.html"><text:span text:style-name="T2">https://netbeans.org/kb/docs/ide/git.html</text:span></text:a></text:p>
            </text:list-item>
            <text:list-item>
              <text:p text:style-name="P7"><text:a xlink:type="simple" xlink:href="https://netbeans.org/kb/docs/ide/github_nb_screencast.html">https://netbeans.org/kb/docs/ide/github_nb_screencast.html</text:a></text:p>
            </text:list-item>
            <text:list-item>
              <text:p text:style-name="P8"><text:a xlink:type="simple" xlink:href="https://netbeans.org/kb/73/ide/git.html"><text:span text:style-name="T4">https://netbeans.org/kb/73/ide/git.html</text:span></text:a></text:p>
            </text:list-item>
            <text:list-item>
              <text:p text:style-name="P12">First Time</text:p>
              <text:list>
                <text:list-item>
                  <text:p text:style-name="P4">Github</text:p>
                </text:list-item>
                <text:list-item>
                  <text:p text:style-name="P4">Create a new repo</text:p>
                  <text:list>
                    <text:list-item>
                      <text:p text:style-name="P6"><text:a xlink:type="simple" xlink:href="https://github.com/qetuop?tab=repositories"><text:span text:style-name="T2">https://github.com/qetuop?tab=repositories</text:span></text:a></text:p>
                    </text:list-item>
                    <text:list-item>
                      <text:p text:style-name="P6"><text:span text:style-name="T2">get the url </text:span><text:a xlink:type="simple" xlink:href="https://github.com/qetuop/TestRepo.git"><text:span text:style-name="T2">https://github.com/qetuop/TestRepo.git</text:span></text:a></text:p>
                    </text:list-item>
                  </text:list>
                </text:list-item>
                <text:list-item>
                  <text:p text:style-name="P13">right click on project -&gt; Versioning -&gt; Initalize Git Repo</text:p>
                  <text:list>
                    <text:list-item>
                      <text:p text:style-name="P9"><text:span text:style-name="T3">?use default? For root path –</text:span><text:span text:style-name="T4"> you now have local repo</text:span></text:p>
                    </text:list-item>
                  </text:list>
                </text:list-item>
                <text:list-item>
                  <text:p text:style-name="P14">To push to github</text:p>
                  <text:list>
                    <text:list-item>
                      <text:p text:style-name="P10"><text:span text:style-name="T4">right click on project -&gt; Git -&gt; </text:span><text:span text:style-name="T5">Commit </text:span><text:span text:style-name="T6">(should now have a local branch to push)</text:span></text:p>
                    </text:list-item>
                    <text:list-item>
                      <text:p text:style-name="P14">right click on project -&gt; Git -&gt; Remote -&gt; Push...</text:p>
                      <text:list>
                        <text:list-item>
                          <text:p text:style-name="P11"><text:span text:style-name="T4">Specifiy git repo -&gt; Repo URL = </text:span><text:a xlink:type="simple" xlink:href="https://github.com/qetuop/Budget.git"><text:span text:style-name="T4">https://github.com/qetuop/</text:span></text:a><text:a xlink:type="simple" xlink:href="https://github.com/qetuop/TestRepo.git"><text:span text:style-name="T2">TestRepo.git</text:span></text:a></text:p>
                        </text:list-item>
                        <text:list-item>
                          <text:p text:style-name="P15">Select branch to push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<text:span text:style-name="T7">O</text:span>nce configured to push without prompts use </text:p>
              <text:list>
                <text:list-item>
                  <text:p text:style-name="P18">Git -&gt; Add</text:p>
                </text:list-item>
                <text:list-item>
                  <text:p text:style-name="P19">Git -&gt; Commit</text:p>
                </text:list-item>
                <text:list-item>
                  <text:p text:style-name="P16"><text:span text:style-name="T7">Git -&gt; Remote -&gt; </text:span>Push to Upstream</text:p>
                </text:list-item>
              </text:list>
            </text:list-item>
          </text:list>
        </text:list-item>
        <text:list-item>
          <text:p text:style-name="P17"><text:span text:style-name="T8">Windows</text:span></text:p>
          <text:list>
            <text:list-item>
              <text:p text:style-name="P17"><text:span text:style-name="T8">add folder to GitHub</text:span></text:p>
              <text:list>
                <text:list-item>
                  <text:p text:style-name="P17"><text:span text:style-name="T8">run the github program</text:span></text:p>
                </text:list-item>
                <text:list-item>
                  <text:p text:style-name="P17"><text:span text:style-name="T8">create a local repository – drag the folder into the pgm</text:span></text:p>
                </text:list-item>
                <text:list-item>
                  <text:p text:style-name="P17"><text:span text:style-name="T8">add/commit</text:span></text:p>
                </text:list-item>
                <text:list-item>
                  <text:p text:style-name="P17"><text:span text:style-name="T8">Publish Repository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6M47S</meta:editing-duration>
    <meta:editing-cycles>19</meta:editing-cycles>
    <meta:generator>LibreOffice/4.0.1.2$Windows_x86 LibreOffice_project/84102822e3d61eb989ddd325abf1ac077904985</meta:generator>
    <dc:date>2014-12-27T11:53:03.48</dc:date>
    <meta:document-statistic meta:table-count="0" meta:image-count="0" meta:object-count="0" meta:page-count="1" meta:paragraph-count="34" meta:word-count="172" meta:character-count="1161" meta:non-whitespace-character-count="1054"/>
    <meta:user-defined meta:name="Info 1"/>
    <meta:user-defined meta:name="Info 2"/>
    <meta:user-defined meta:name="Info 3"/>
    <meta:user-defined meta:name="Info 4"/>
  </office:meta>
</office:document-meta>
</file>